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361cm"/>
    </style:style>
    <style:style style:name="co2" style:family="table-column">
      <style:table-column-properties fo:break-before="auto" style:column-width="2.221cm"/>
    </style:style>
    <style:style style:name="co3" style:family="table-column">
      <style:table-column-properties fo:break-before="auto" style:column-width="5.775cm"/>
    </style:style>
    <style:style style:name="co4" style:family="table-column">
      <style:table-column-properties fo:break-before="auto" style:column-width="5.666cm"/>
    </style:style>
    <style:style style:name="co5" style:family="table-column">
      <style:table-column-properties fo:break-before="auto" style:column-width="7.004cm"/>
    </style:style>
    <style:style style:name="co6" style:family="table-column">
      <style:table-column-properties fo:break-before="auto" style:column-width="6.923cm"/>
    </style:style>
    <style:style style:name="co7" style:family="table-column">
      <style:table-column-properties fo:break-before="auto" style:column-width="5.884cm"/>
    </style:style>
    <style:style style:name="co8" style:family="table-column">
      <style:table-column-properties fo:break-before="auto" style:column-width="5.145cm"/>
    </style:style>
    <style:style style:name="co9" style:family="table-column">
      <style:table-column-properties fo:break-before="auto" style:column-width="7.251cm"/>
    </style:style>
    <style:style style:name="co10" style:family="table-column">
      <style:table-column-properties fo:break-before="auto" style:column-width="5.72cm"/>
    </style:style>
    <style:style style:name="co11" style:family="table-column">
      <style:table-column-properties fo:break-before="auto" style:column-width="3.26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3.588cm"/>
    </style:style>
    <style:style style:name="co14" style:family="table-column">
      <style:table-column-properties fo:break-before="auto" style:column-width="5.611cm"/>
    </style:style>
    <style:style style:name="co15" style:family="table-column">
      <style:table-column-properties fo:break-before="auto" style:column-width="6.5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42" table:default-cell-style-name="Default"/>
        <table:table-row table:style-name="ro1">
          <table:table-cell table:style-name="ce1" office:value-type="string">
            <text:p>Label</text:p>
          </table:table-cell>
          <table:table-cell table:style-name="ce1" office:value-type="string">
            <text:p>bit</text:p>
          </table:table-cell>
          <table:table-cell table:style-name="ce1" office:value-type="string">
            <text:p>module(s)</text:p>
          </table:table-cell>
          <table:table-cell table:style-name="ce1" table:number-columns-repeated="253"/>
        </table:table-row>
        <table:table-row table:style-name="ro1">
          <table:table-cell office:value-type="string">
            <text:p>LIXA_TRACE_MOD_SERVER</text:p>
          </table:table-cell>
          <table:table-cell office:value-type="string">
            <text:p>0x00000001</text:p>
          </table:table-cell>
          <table:table-cell office:value-type="string">
            <text:p>server/lixad.c</text:p>
          </table:table-cell>
          <table:table-cell table:number-columns-repeated="253"/>
        </table:table-row>
        <table:table-row table:style-name="ro1">
          <table:table-cell office:value-type="string">
            <text:p>LIXA_TRACE_MOD_SERVER_CONFIG</text:p>
          </table:table-cell>
          <table:table-cell office:value-type="string">
            <text:p>0x00000002</text:p>
          </table:table-cell>
          <table:table-cell office:value-type="string">
            <text:p>server/server_config.c</text:p>
          </table:table-cell>
          <table:table-cell table:number-columns-repeated="253"/>
        </table:table-row>
        <table:table-row table:style-name="ro1">
          <table:table-cell office:value-type="string">
            <text:p>LIXA_TRACE_MOD_SERVER_LISTENER</text:p>
          </table:table-cell>
          <table:table-cell office:value-type="string">
            <text:p>0x00000004</text:p>
          </table:table-cell>
          <table:table-cell office:value-type="string">
            <text:p>server/server_listener.c</text:p>
          </table:table-cell>
          <table:table-cell table:number-columns-repeated="253"/>
        </table:table-row>
        <table:table-row table:style-name="ro1">
          <table:table-cell office:value-type="string">
            <text:p>LIXA_TRACE_MOD_SERVER_MANAGER</text:p>
          </table:table-cell>
          <table:table-cell office:value-type="string">
            <text:p>0x00000008</text:p>
          </table:table-cell>
          <table:table-cell office:value-type="string">
            <text:p>server/server_manager.c</text:p>
          </table:table-cell>
          <table:table-cell table:number-columns-repeated="253"/>
        </table:table-row>
        <table:table-row table:style-name="ro1">
          <table:table-cell office:value-type="string">
            <text:p>LIXA_TRACE_MOD_SERVER_STATUS</text:p>
          </table:table-cell>
          <table:table-cell office:value-type="string">
            <text:p>0x00000010</text:p>
          </table:table-cell>
          <table:table-cell office:value-type="string">
            <text:p>server/server_status.c</text:p>
          </table:table-cell>
          <table:table-cell office:value-type="string">
            <text:p>server/server_thread_status.c</text:p>
          </table:table-cell>
          <table:table-cell office:value-type="string">
            <text:p>server/srvr_rcvr_tbl.c</text:p>
          </table:table-cell>
          <table:table-cell table:number-columns-repeated="251"/>
        </table:table-row>
        <table:table-row table:style-name="ro1">
          <table:table-cell office:value-type="string">
            <text:p>unused</text:p>
          </table:table-cell>
          <table:table-cell office:value-type="string">
            <text:p>0x00000020</text:p>
          </table:table-cell>
          <table:table-cell table:number-columns-repeated="254"/>
        </table:table-row>
        <table:table-row table:style-name="ro1">
          <table:table-cell office:value-type="string">
            <text:p>LIXA_TRACE_MOD_SERVER_XA</text:p>
          </table:table-cell>
          <table:table-cell office:value-type="string">
            <text:p>0x00000040</text:p>
          </table:table-cell>
          <table:table-cell office:value-type="string">
            <text:p>server/server_xa.c</text:p>
          </table:table-cell>
          <table:table-cell table:number-columns-repeated="253"/>
        </table:table-row>
        <table:table-row table:style-name="ro1">
          <table:table-cell office:value-type="string">
            <text:p>LIXA_TRACE_MOD_SERVER_REPLY</text:p>
          </table:table-cell>
          <table:table-cell office:value-type="string">
            <text:p>0x00000080</text:p>
          </table:table-cell>
          <table:table-cell office:value-type="string">
            <text:p>server/server_reply.c</text:p>
          </table:table-cell>
          <table:table-cell table:number-columns-repeated="253"/>
        </table:table-row>
        <table:table-row table:style-name="ro1">
          <table:table-cell office:value-type="string">
            <text:p>LIXA_TRACE_MOD_SERVER_RECOVERY</text:p>
          </table:table-cell>
          <table:table-cell office:value-type="string">
            <text:p>0x00000100</text:p>
          </table:table-cell>
          <table:table-cell office:value-type="string">
            <text:p>server/server_recovery.c</text:p>
          </table:table-cell>
          <table:table-cell table:number-columns-repeated="253"/>
        </table:table-row>
        <table:table-row table:style-name="ro1">
          <table:table-cell office:value-type="string">
            <text:p>LIXA_TRACE_MOD_CLIENT_TX</text:p>
          </table:table-cell>
          <table:table-cell office:value-type="string">
            <text:p>0x00001000</text:p>
          </table:table-cell>
          <table:table-cell office:value-type="string">
            <text:p>client/tx.c</text:p>
          </table:table-cell>
          <table:table-cell office:value-type="string">
            <text:p>client/lixa_tx.c</text:p>
          </table:table-cell>
          <table:table-cell office:value-type="string">
            <text:p>client/lixa_tx_rc.c</text:p>
          </table:table-cell>
          <table:table-cell table:number-columns-repeated="251"/>
        </table:table-row>
        <table:table-row table:style-name="ro1">
          <table:table-cell office:value-type="string">
            <text:p>LIXA_TRACE_MOD_CLIENT_XA</text:p>
          </table:table-cell>
          <table:table-cell office:value-type="string">
            <text:p>0x00002000</text:p>
          </table:table-cell>
          <table:table-cell office:value-type="string">
            <text:p>client/lixa_ax.c</text:p>
          </table:table-cell>
          <table:table-cell office:value-type="string">
            <text:p>client/lixa_xa.c</text:p>
          </table:table-cell>
          <table:table-cell table:number-columns-repeated="252"/>
        </table:table-row>
        <table:table-row table:style-name="ro1">
          <table:table-cell office:value-type="string">
            <text:p>LIXA_TRACE_MOD_CLIENT_CONN</text:p>
          </table:table-cell>
          <table:table-cell office:value-type="string">
            <text:p>0x00004000</text:p>
          </table:table-cell>
          <table:table-cell office:value-type="string">
            <text:p>client/client_conn.c</text:p>
          </table:table-cell>
          <table:table-cell table:number-columns-repeated="253"/>
        </table:table-row>
        <table:table-row table:style-name="ro1">
          <table:table-cell office:value-type="string">
            <text:p>LIXA_TRACE_MOD_CLIENT_CONFIG</text:p>
          </table:table-cell>
          <table:table-cell office:value-type="string">
            <text:p>0x00008000</text:p>
          </table:table-cell>
          <table:table-cell office:value-type="string">
            <text:p>client/client_config.c</text:p>
          </table:table-cell>
          <table:table-cell table:number-columns-repeated="253"/>
        </table:table-row>
        <table:table-row table:style-name="ro1">
          <table:table-cell office:value-type="string">
            <text:p>LIXA_TRACE_MOD_CLIENT_XA_SWITCH</text:p>
          </table:table-cell>
          <table:table-cell office:value-type="string">
            <text:p>0x00010000</text:p>
          </table:table-cell>
          <table:table-cell office:value-type="string">
            <text:p>client/switch/lixa/lixa_dummyrm.c</text:p>
          </table:table-cell>
          <table:table-cell office:value-type="string">
            <text:p>client/switch/lixa/liblixamonkey.c</text:p>
          </table:table-cell>
          <table:table-cell office:value-type="string">
            <text:p>client/switch/lixa/lixa_randomrm.c</text:p>
          </table:table-cell>
          <table:table-cell office:value-type="string">
            <text:p>client/switch/lixa/lixa_monkeyrm_dynreg.c</text:p>
          </table:table-cell>
          <table:table-cell office:value-type="string">
            <text:p>client/switch/lixa/lixa_monkeyrm_stareg.c</text:p>
          </table:table-cell>
          <table:table-cell office:value-type="string">
            <text:p>client/switch/mysql/mysql_stareg.c</text:p>
          </table:table-cell>
          <table:table-cell office:value-type="string">
            <text:p>client/switch/mysql/liblixamy.c</text:p>
          </table:table-cell>
          <table:table-cell office:value-type="string">
            <text:p>client/switch/postgresql/postgresql_stareg.c</text:p>
          </table:table-cell>
          <table:table-cell office:value-type="string">
            <text:p>client/switch/postgresql/liblixapq.c</text:p>
          </table:table-cell>
          <table:table-cell office:value-type="string">
            <text:p>common/lixa_sw.c</text:p>
          </table:table-cell>
          <table:table-cell table:number-columns-repeated="244"/>
        </table:table-row>
        <table:table-row table:style-name="ro1">
          <table:table-cell office:value-type="string">
            <text:p>LIXA_TRACE_MOD_CLIENT_STATUS</text:p>
          </table:table-cell>
          <table:table-cell office:value-type="string">
            <text:p>0x00020000</text:p>
          </table:table-cell>
          <table:table-cell office:value-type="string">
            <text:p>client/client_status.c</text:p>
          </table:table-cell>
          <table:table-cell table:number-columns-repeated="253"/>
        </table:table-row>
        <table:table-row table:style-name="ro1">
          <table:table-cell office:value-type="string">
            <text:p>LIXA_TRACE_MOD_CLIENT_RECOVERY</text:p>
          </table:table-cell>
          <table:table-cell office:value-type="string">
            <text:p>0x00040000</text:p>
          </table:table-cell>
          <table:table-cell office:value-type="string">
            <text:p>client/client_recovery.c</text:p>
          </table:table-cell>
          <table:table-cell office:value-type="string">
            <text:p>client/lixar.c</text:p>
          </table:table-cell>
          <table:table-cell table:number-columns-repeated="252"/>
        </table:table-row>
        <table:table-row table:style-name="ro1">
          <table:table-cell office:value-type="string">
            <text:p>LIXA_TRACE_MOD_COMMON_CONFIG</text:p>
          </table:table-cell>
          <table:table-cell office:value-type="string">
            <text:p>0x01000000</text:p>
          </table:table-cell>
          <table:table-cell office:value-type="string">
            <text:p>common/lixa_config.c</text:p>
          </table:table-cell>
          <table:table-cell table:number-columns-repeated="253"/>
        </table:table-row>
        <table:table-row table:style-name="ro1">
          <table:table-cell office:value-type="string">
            <text:p>LIXA_TRACE_MOD_COMMON_XML_MSG</text:p>
          </table:table-cell>
          <table:table-cell office:value-type="string">
            <text:p>0x02000000</text:p>
          </table:table-cell>
          <table:table-cell office:value-type="string">
            <text:p>common/lixa_xml_msg_serialize.c</text:p>
          </table:table-cell>
          <table:table-cell office:value-type="string">
            <text:p>common/lixa_xml_msg_serialize.c</text:p>
          </table:table-cell>
          <table:table-cell office:value-type="string">
            <text:p>common/lixa_xml_msg.c</text:p>
          </table:table-cell>
          <table:table-cell office:value-type="string">
            <text:p>common/lixa_xml_msg_deserialize.c</text:p>
          </table:table-cell>
          <table:table-cell table:number-columns-repeated="250"/>
        </table:table-row>
        <table:table-row table:style-name="ro1">
          <table:table-cell office:value-type="string">
            <text:p>LIXA_TRACE_MOD_COMMON_STATUS</text:p>
          </table:table-cell>
          <table:table-cell office:value-type="string">
            <text:p>0x04000000</text:p>
          </table:table-cell>
          <table:table-cell office:value-type="string">
            <text:p>common/lixa_common_status.c</text:p>
          </table:table-cell>
          <table:table-cell table:number-columns-repeated="253"/>
        </table:table-row>
        <table:table-row table:style-name="ro1">
          <table:table-cell office:value-type="string">
            <text:p>LIXA_TRACE_MOD_COMMON_UTILS</text:p>
          </table:table-cell>
          <table:table-cell office:value-type="string">
            <text:p>0x08000000</text:p>
          </table:table-cell>
          <table:table-cell office:value-type="string">
            <text:p>common/lixa_utils.c</text:p>
          </table:table-cell>
          <table:table-cell office:value-type="string">
            <text:p>common/lixa_crash.c</text:p>
          </table:table-cell>
          <table:table-cell table:number-columns-repeated="252"/>
        </table:table-row>
        <table:table-row table:style-name="ro1">
          <table:table-cell office:value-type="string">
            <text:p>LIXA_TRACE_MOD_COMMON_XID</text:p>
          </table:table-cell>
          <table:table-cell office:value-type="string">
            <text:p>0x10000000</text:p>
          </table:table-cell>
          <table:table-cell office:value-type="string">
            <text:p>common/lixa_xid.c</text:p>
          </table:table-cell>
          <table:table-cell table:number-columns-repeated="253"/>
        </table:table-row>
      </table:table>
      <table:table table:name="Tabella2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row table:style-name="ro1">
          <table:table-cell table:number-columns-repeated="4"/>
        </table:table-row>
      </table:table>
      <table:table table:name="Tabella3" table:style-name="ta1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it" fo:country="IT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3">03/12/2011</text:date>, <text:time>18.31.4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hristian Ferrari</meta:initial-creator>
    <meta:creation-date>2011-12-03T13:57:32</meta:creation-date>
    <dc:creator>Christian Ferrari</dc:creator>
    <dc:date>2011-12-03T18:31:45</dc:date>
    <meta:editing-cycles>38</meta:editing-cycles>
    <meta:editing-duration>PT3H18M4S</meta:editing-duration>
    <meta:user-defined meta:name="Info 1"/>
    <meta:user-defined meta:name="Info 2"/>
    <meta:user-defined meta:name="Info 3"/>
    <meta:user-defined meta:name="Info 4"/>
    <meta:document-statistic meta:table-count="3" meta:cell-count="84"/>
  </office:meta>
</office:document-meta>
</file>